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ff00"/>
    </style:style>
    <style:style style:name="T1" style:family="text">
      <style:text-properties fo:language="en" fo:country="A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</table:table-row>
        <table:table-row table:style-name="ro1">
          <table:table-cell office:value-type="string" calcext:value-type="string">
            <text:p>Defining and Understa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Identification</text:span> of the problem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terface desig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stem diagrams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 structures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cial and Ethical issues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Communication</text:p>
          </table:table-cell>
          <table:table-cell/>
          <table:table-cell table:style-name="ce3" table:number-columns-repeated="4"/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Planning and Designing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lgorithm design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Refined system modelling tool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Updated management tool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Software environme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Hardware environme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Data file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 table:number-rows-repeated="6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Planed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omplete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7:55:47.996473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2.978623828</meta:creation-date>
    <dc:date>2023-10-31T17:56:39.897462353</dc:date>
    <meta:editing-duration>PT55M35S</meta:editing-duration>
    <meta:editing-cycles>2</meta:editing-cycles>
    <meta:generator>LibreOffice/7.5.5.2$Linux_X86_64 LibreOffice_project/50$Build-2</meta:generator>
    <meta:document-statistic meta:table-count="1" meta:cell-count="22" meta:object-count="0"/>
  </office:meta>
</office:document-meta>
</file>